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cb48" officeooo:paragraph-rsid="000ccb48"/>
    </style:style>
    <style:style style:name="P2" style:family="paragraph" style:parent-style-name="Standard">
      <style:paragraph-properties fo:text-align="center" style:justify-single-word="false"/>
      <style:text-properties officeooo:rsid="000ccb48" officeooo:paragraph-rsid="0025024a"/>
    </style:style>
    <style:style style:name="P3" style:family="paragraph" style:parent-style-name="Standard">
      <style:text-properties officeooo:paragraph-rsid="000ccb48"/>
    </style:style>
    <style:style style:name="P4" style:family="paragraph" style:parent-style-name="Standard">
      <style:paragraph-properties fo:text-align="justify" style:justify-single-word="false"/>
      <style:text-properties officeooo:rsid="000ec03f" officeooo:paragraph-rsid="000ec03f"/>
    </style:style>
    <style:style style:name="P5" style:family="paragraph" style:parent-style-name="Standard">
      <style:paragraph-properties fo:text-align="justify" style:justify-single-word="false"/>
      <style:text-properties officeooo:rsid="0026f7c4" officeooo:paragraph-rsid="0026f7c4"/>
    </style:style>
    <style:style style:name="P6" style:family="paragraph" style:parent-style-name="Heading_20_1">
      <style:paragraph-properties fo:text-align="center" style:justify-single-word="false"/>
    </style:style>
    <style:style style:name="P7" style:family="paragraph" style:parent-style-name="Standard">
      <style:paragraph-properties fo:text-align="justify" style:justify-single-word="false"/>
      <style:text-properties officeooo:rsid="000ec03f" officeooo:paragraph-rsid="0030c40e"/>
    </style:style>
    <style:style style:name="P8" style:family="paragraph" style:parent-style-name="Text_20_body" style:list-style-name="L1"/>
    <style:style style:name="P9" style:family="paragraph" style:parent-style-name="Text_20_body" style:list-style-name="L1">
      <style:text-properties officeooo:paragraph-rsid="00316612"/>
    </style:style>
    <style:style style:name="P10" style:family="paragraph" style:parent-style-name="Text_20_body">
      <style:paragraph-properties fo:text-align="center" style:justify-single-word="false"/>
      <style:text-properties fo:font-size="14pt" fo:font-weight="bold" officeooo:rsid="002fdfd0" officeooo:paragraph-rsid="002fdfd0" style:font-size-asian="14pt" style:font-weight-asian="bold" style:font-size-complex="14pt" style:font-weight-complex="bold"/>
    </style:style>
    <style:style style:name="P11" style:family="paragraph" style:parent-style-name="Text_20_body" style:list-style-name="L3">
      <style:text-properties officeooo:paragraph-rsid="00309771"/>
    </style:style>
    <style:style style:name="P12" style:family="paragraph" style:parent-style-name="Text_20_body" style:list-style-name="L1">
      <style:text-properties officeooo:rsid="0030c40e" officeooo:paragraph-rsid="0030c40e"/>
    </style:style>
    <style:style style:name="P13" style:family="paragraph" style:parent-style-name="Text_20_body" style:list-style-name="L1">
      <style:text-properties officeooo:rsid="00316612" officeooo:paragraph-rsid="00316612"/>
    </style:style>
    <style:style style:name="P14" style:family="paragraph" style:parent-style-name="Text_20_body">
      <style:text-properties officeooo:rsid="00316612" officeooo:paragraph-rsid="00316612"/>
    </style:style>
    <style:style style:name="P15" style:family="paragraph" style:parent-style-name="Text_20_body" style:list-style-name="L5">
      <style:text-properties officeooo:paragraph-rsid="00316612"/>
    </style:style>
    <style:style style:name="T1" style:family="text">
      <style:text-properties fo:color="#c9211e"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2ab526" style:font-weight-asian="bold" style:font-weight-complex="bold"/>
    </style:style>
    <style:style style:name="T4" style:family="text">
      <style:text-properties fo:font-weight="bold" officeooo:rsid="002b233a" style:font-weight-asian="bold" style:font-weight-complex="bold"/>
    </style:style>
    <style:style style:name="T5" style:family="text">
      <style:text-properties officeooo:rsid="002b233a"/>
    </style:style>
    <style:style style:name="T6" style:family="text">
      <style:text-properties officeooo:rsid="002fdfd0"/>
    </style:style>
    <style:style style:name="T7" style:family="text">
      <style:text-properties officeooo:rsid="00309771"/>
    </style:style>
    <style:style style:name="T8" style:family="text">
      <style:text-properties officeooo:rsid="0030c40e"/>
    </style:style>
    <style:style style:name="T9" style:family="text">
      <style:text-properties officeooo:rsid="00316612"/>
    </style:style>
    <style:style style:name="T10" style:family="text">
      <style:text-properties style:font-name="Courier New"/>
    </style:style>
    <style:style style:name="T11" style:family="text">
      <style:text-properties officeooo:rsid="00317d2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ontrôle Science des données 2</text:h>
      <text:p text:style-name="P10">Épreuve de rattrapage du contrôle continu</text:p>
      <text:p text:style-name="P2">L3 MIASHS</text:p>
      <text:p text:style-name="P2"><text:span text:style-name="T6">6 févier</text:span> 202<text:span text:style-name="T6">4</text:span></text:p>
      <text:p text:style-name="P1"/>
      <text:p text:style-name="P1">Prénom : </text:p>
      <text:p text:style-name="P1">Nom : </text:p>
      <text:p text:style-name="P3"/>
      <text:p text:style-name="P7">Ci-dessous vous indiquez la réponse aux questions. <text:span text:style-name="T8">Les questions précises sont dans le sujet ; elles sont parfois résumés dans ce document. </text:span>On ne vous demande pas toujours le python qui permet de répondre à la question mais seulement le résultat.</text:p>
      <text:p text:style-name="P7">Toutes les commandes python doivent être fournies dans un fichier Prénom-Nom.<text:span text:style-name="T6">rattrapage</text:span>-sd2.py avec le compte-rendu en <text:span text:style-name="T1">pdf</text:span>. <text:span text:style-name="T5">Je dois pouvoir exécuter le script python sans erreur ; celui-ci doit afficher à l’écran la réponse aux questions, ainsi que les graphiques. Dans le script lui-même il faut indiquer clairement le numéro des questions auxquelles vous répondez. Le numéro des questions est celui qui apparaît sur la page web du sujet.</text:span></text:p>
      <text:p text:style-name="P4"/>
      <text:p text:style-name="P5">Les questions sont brièvement rappelées ci-dessous. <text:span text:style-name="T2">Les questions sont exprimées précisément </text:span><text:span text:style-name="T3">dans</text:span><text:span text:style-name="T2"> la page web </text:span><text:span text:style-name="T4">du sujet</text:span> : c’est à ces questions qu’il faut répondre.</text:p>
      <text:p text:style-name="P5"/>
      <text:p text:style-name="Horizontal_20_Line"/>
      <text:list xml:id="list2298031184" text:style-name="L1">
        <text:list-item>
          <text:p text:style-name="P8">quelle(s) commande(s) effectuez-vous pour charger le jeu de données ? Indiquez-la/les dans le compte-rendu. Indiquez également le nombre de météorites recensées dans ce jeu de données.</text:p>
        </text:list-item>
        <text:list-item>
          <text:p text:style-name="P8">Combien y a-t-il de données dans ce jeu de données ? Indiquez la commande que vous tapez pour le savoir et la valeur obtenue.</text:p>
        </text:list-item>
        <text:list-item>
          <text:p text:style-name="P8"/>
        </text:list-item>
      </text:list>
      <text:list xml:id="list1070546615" text:style-name="L3">
        <text:list-item>
          <text:list>
            <text:list-item>
              <text:p text:style-name="P11">combien il y a de données dont la date de découverte est inférieure à 860 ou supérieure à 2016 ? <text:span text:style-name="T7">Quelle(s) commande(s) tapez-vous pour le savoir ?</text:span></text:p>
            </text:list-item>
            <text:list-item>
              <text:p text:style-name="P11"><text:span text:style-name="T7">C</text:span>ombien il y a de données pour lesquelles latitude et longitude sont nulles ? <text:span text:style-name="T7">Quelle(s) commande(s) tapez-vous pour le savoir ?</text:span></text:p>
            </text:list-item>
            <text:list-item>
              <text:p text:style-name="P11">Quelles commandes tapez-vous pour les retirer ?</text:p>
            </text:list-item>
          </text:list>
        </text:list-item>
      </text:list>
      <text:list xml:id="list105652283868017" text:continue-list="list2298031184" text:style-name="L1">
        <text:list-item>
          <text:p text:style-name="P8">Maintenant que l'on a retiré les données erronées, combien y a-t-il de données dans ce jeu de données ? Indiquez la commande que vous tapez pour le savoir et la valeur obtenue.</text:p>
        </text:list-item>
        <text:list-item>
          <text:p text:style-name="P12">Que faites-vous pour les 3 attributs catégoriques ?</text:p>
        </text:list-item>
        <text:list-item>
          <text:p text:style-name="P12">Pour les 2 attributs <text:span text:style-name="User_20_Entry"><text:span text:style-name="T10">nametype</text:span></text:span> et <text:span text:style-name="User_20_Entry"><text:span text:style-name="T10">fall</text:span></text:span>, indiquez le nombre de données ayant chacune des valeurs.</text:p>
        </text:list-item>
        <text:list-item>
          <text:p text:style-name="P13"><text:span text:style-name="T11">Répondre aux q</text:span>uestions concernant l’attribut <text:span text:style-name="T10">recclass</text:span>.</text:p>
        </text:list-item>
        <text:list-item>
          <text:p text:style-name="P13">Concernant la masse des météorites :</text:p>
        </text:list-item>
      </text:list>
      <text:list xml:id="list1418671308" text:style-name="L5">
        <text:list-item>
          <text:list>
            <text:list-item>
              <text:list>
                <text:list-item>
                  <text:p text:style-name="P15"><text:span text:style-name="T9">quelle masse de météorites a été récoltée ?</text:span></text:p>
                </text:list-item>
                <text:list-item>
                  <text:p text:style-name="P15"><text:soft-page-break/>Quelle est la masse de la météorite la plus lourde ayant été découverte ?</text:p>
                </text:list-item>
                <text:list-item>
                  <text:p text:style-name="P15">Quelle est la masse médiane ?</text:p>
                </text:list-item>
                <text:list-item>
                  <text:p text:style-name="P15">Quand et où cette météorite la plus massive a-t-elle été découverte ? </text:p>
                </text:list-item>
              </text:list>
            </text:list-item>
          </text:list>
        </text:list-item>
      </text:list>
      <text:list xml:id="list105650422010516" text:continue-list="list105652283868017" text:style-name="L1">
        <text:list-item>
          <text:p text:style-name="P9"><text:span text:style-name="T9">Quelle(s) commande(s) effectuez-vous pour connaître le nombre de découvertes réalisées chaque année ? </text:span>Indiquez cette/ces commande(s) dans le compte-rendu.</text:p>
        </text:list-item>
        <text:list-item>
          <text:p text:style-name="P9"><text:span text:style-name="T9">Quelle(s) commande(s) effectuez-vous pour obtenir l'année où l'on a découvert le plus de météorites ? </text:span>Indiquez cette/ces commande(s) dans le compte-rendu.</text:p>
        </text:list-item>
        <text:list-item>
          <text:p text:style-name="P9"><text:span text:style-name="T9">Quel(les) commande(s) tapez-vous pour obtenir un graphique représentant le nombre de découvertes de météorites par année ? </text:span>Indiquez cela dans votre compte-rendu, insérez le graphique que vous obtenez et commentez-le ?</text:p>
        </text:list-item>
        <text:list-item>
          <text:p text:style-name="P13">Faites ce même graphique mais uniquement pour les années postérieures à 1950. Indiquez la/les commande(s) dans votre compte-rendu. Commentez.</text:p>
        </text:list-item>
        <text:list-item>
          <text:p text:style-name="P13">Réalisez une représentation graphique de la position des découvertes de météorites (longitude, latitude). Quel(les) commandes tapez-vous ? Insérez le graphique dans le compte-rendu.</text:p>
        </text:list-item>
        <text:list-item>
          <text:p text:style-name="P13">Réalisez une représentation graphique de la position des découvertes de météorites (longitude, latitude) en indiquant en rouge les météorites qui ont été vues tomber, en bleu les autres. Quel(les) commandes tapez-vous ? Insérez le graphique dans le compte-rendu. Commentez ce graphique.</text:p>
        </text:list-item>
        <text:list-item>
          <text:p text:style-name="P13">Faites ce même genre de représentation des lieux de découvertes pour d'une part les découvertes avant 1900 et celles postérieures à 1900. Indiquez la/les commande(s) que vous tapez pour obtenir ces deux graphiques. Insérez-les dans le compte-rendu.</text:p>
        </text:list-item>
        <text:list-item>
          <text:p text:style-name="P13">Commentez ces deux graphiques, en particulier les différences entre ces deux graphiques.</text:p>
        </text:list-item>
      </text:lis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preux</meta:initial-creator>
    <meta:creation-date>2023-10-14T11:15:22.564610642</meta:creation-date>
    <dc:date>2024-02-02T10:56:50.056702528</dc:date>
    <dc:creator>philippe preux</dc:creator>
    <meta:editing-duration>PT20H55M36S</meta:editing-duration>
    <meta:editing-cycles>32</meta:editing-cycles>
    <meta:generator>LibreOffice/7.3.7.2$Linux_X86_64 LibreOffice_project/30$Build-2</meta:generator>
    <meta:document-statistic meta:table-count="0" meta:image-count="0" meta:object-count="0" meta:page-count="2" meta:paragraph-count="32" meta:word-count="593" meta:character-count="3727" meta:non-whitespace-character-count="3185"/>
  </office:meta>
</office:document-meta>
</file>